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6.6903in" table:align="center" style:may-break-between-rows="false" style:writing-mode="lr-tb"/>
    </style:style>
    <style:style style:name="Таблица2.A" style:family="table-column">
      <style:table-column-properties style:column-width="0.8688in"/>
    </style:style>
    <style:style style:name="Таблица2.B" style:family="table-column">
      <style:table-column-properties style:column-width="0.8257in"/>
    </style:style>
    <style:style style:name="Таблица2.C" style:family="table-column">
      <style:table-column-properties style:column-width="0.8368in"/>
    </style:style>
    <style:style style:name="Таблица2.D" style:family="table-column">
      <style:table-column-properties style:column-width="0.8264in"/>
    </style:style>
    <style:style style:name="Таблица2.E" style:family="table-column">
      <style:table-column-properties style:column-width="0.8361in"/>
    </style:style>
    <style:style style:name="Таблица2.H" style:family="table-column">
      <style:table-column-properties style:column-width="0.834in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middle" fo:padding="0.0382in" fo:border-left="none" fo:border-right="none" fo:border-top="none" fo:border-bottom="0.0007in solid #000000"/>
    </style:style>
    <style:style style:name="Таблица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Таблица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Таблица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Таблица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Таблица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Таблица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Таблица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Таблица2.7" style:family="table-row">
      <style:table-row-properties style:min-row-height="0.1771in" style:keep-together="false" fo:keep-together="always" style:use-optimal-row-height="false"/>
    </style:style>
    <style:style style:name="Таблица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Таблица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7" style:family="paragraph" style:parent-style-name="Standard">
      <style:paragraph-properties fo:margin-left="0in" fo:margin-right="0in" fo:margin-top="0.1in" fo:margin-bottom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16" style:family="paragraph" style:parent-style-name="Text_20_body">
      <style:paragraph-properties fo:margin-top="0in" fo:margin-bottom="0in" fo:line-height="100%" fo:text-align="center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9" style:family="paragraph" style:parent-style-name="Standard">
      <style:text-properties style:font-name="Arial" fo:font-size="5pt" style:font-size-asian="5pt" style:font-name-complex="Arial" style:font-size-complex="5pt"/>
    </style:style>
    <style:style style:name="P2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21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text-properties fo:font-size="5pt" style:font-size-asian="5pt" style:font-size-complex="5pt"/>
    </style:style>
    <style:style style:name="P26" style:family="paragraph" style:parent-style-name="Standard">
      <style:text-properties style:use-window-font-color="true" fo:font-weight="normal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28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2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3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top="0.0402in" fo:margin-bottom="0in" fo:text-align="center" style:justify-single-word="false"/>
      <style:text-properties fo:font-size="8pt" style:font-size-asian="8pt" style:font-size-complex="8pt"/>
    </style:style>
    <style:style style:name="P32" style:family="paragraph" style:parent-style-name="Standard">
      <style:paragraph-properties fo:margin-top="0.0402in" fo:margin-bottom="0in"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34" style:family="paragraph" style:parent-style-name="Standard" style:master-page-name="">
      <style:paragraph-properties fo:margin-left="0.4063in" fo:margin-right="0in" fo:text-align="start" style:justify-single-word="false" fo:orphans="2" fo:widows="2" fo:hyphenation-ladder-count="no-limit" fo:text-indent="-0.1874in" style:auto-text-indent="false" style:page-number="auto" style:writing-mode="lr-tb"/>
      <style:text-properties fo:hyphenate="false" fo:hyphenation-remain-char-count="2" fo:hyphenation-push-char-count="2"/>
    </style:style>
    <style:style style:name="P35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37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in" style:auto-text-indent="false" style:writing-mode="lr-tb"/>
      <style:text-properties fo:color="#000000" style:text-position="0% 100%" style:font-name="Arial" fo:font-size="6pt" fo:language="en" fo:country="US" fo:font-weight="normal" fo:background-color="transparent" style:font-name-asian="Arial" style:font-size-asian="6pt" style:language-asian="zh" style:country-asian="CN" style:font-weight-asian="normal" style:font-name-complex="Arial" style:font-size-complex="6pt" style:language-complex="ar" style:country-complex="SA" style:font-weight-complex="normal" fo:hyphenate="false" fo:hyphenation-remain-char-count="2" fo:hyphenation-push-char-count="2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normal" style:font-weight-asian="norm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4" style:family="text">
      <style:text-properties style:font-name="Arial" fo:language="ru" fo:country="RU" fo:font-weight="bold" style:font-weight-asian="bold" style:font-name-complex="Arial" style:font-weight-complex="bold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normal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style:font-name="Arial" fo:font-size="10pt" style:text-underline-style="none" style:font-size-asian="10pt" style:font-name-complex="Arial" style:font-size-complex="10pt"/>
    </style:style>
    <style:style style:name="T12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13" style:family="text">
      <style:text-properties style:font-name="Arial" fo:font-size="9pt" fo:language="en" fo:country="US" style:text-underline-style="none" style:font-size-asian="9pt" style:font-name-complex="Arial" style:font-size-complex="9pt"/>
    </style:style>
    <style:style style:name="T14" style:family="text">
      <style:text-properties style:font-name="Arial" fo:font-size="9pt" fo:language="en" fo:country="US" style:font-size-asian="9pt" style:font-size-complex="9pt"/>
    </style:style>
    <style:style style:name="T15" style:family="text"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T16" style:family="text">
      <style:text-properties style:font-name="Arial" fo:font-size="9pt" style:font-size-asian="9pt" style:font-size-complex="9pt"/>
    </style:style>
    <style:style style:name="T17" style:family="text">
      <style:text-properties style:font-name="Arial" fo:font-weight="normal" style:font-weight-asian="normal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font-name-complex="Arial"/>
    </style:style>
    <style:style style:name="T20" style:family="text">
      <style:text-properties style:text-position="super 58%"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21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2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4" style:family="text">
      <style:text-properties style:font-name-complex="Arial"/>
    </style:style>
    <style:style style:name="T25" style:family="text">
      <style:text-properties style:text-position="0% 100%" style:font-name="Arial" fo:font-size="9pt" fo:language="en" fo:country="US" style:text-underline-style="none" style:font-size-asian="9pt" style:font-name-complex="Arial" style:font-size-complex="9pt"/>
    </style:style>
    <style:style style:name="T26" style:family="text">
      <style:text-properties style:text-position="0% 100%" style:font-name="Arial" fo:font-size="9pt" fo:language="en" fo:country="US" style:font-size-asian="9pt" style:font-size-complex="9pt"/>
    </style:style>
    <style:style style:name="T2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9" style:family="text">
      <style:text-properties style:text-underline-style="none" fo:font-weight="bold" style:font-weight-asian="bold"/>
    </style:style>
    <style:style style:name="T30" style:family="text">
      <style:text-properties style:text-position="super 65%" style:font-name="Arial" fo:font-size="9pt" fo:language="en" fo:country="US" style:font-size-asian="9pt" style:font-size-complex="9pt"/>
    </style:style>
    <style:style style:name="T31" style:family="text">
      <style:text-properties style:text-position="super 65%" style:font-name="Arial" fo:font-size="9pt" style:font-size-asian="9pt" style:font-size-complex="9pt"/>
    </style:style>
    <style:style style:name="T32" style:family="text">
      <style:text-properties fo:color="#000000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3" style:family="text">
      <style:text-properties style:text-position="sub 65%" style:font-name="Arial" fo:font-size="9pt" fo:language="en" fo:country="US" style:font-size-asian="9pt" style:font-size-complex="9pt"/>
    </style:style>
    <style:style style:name="T34" style:family="text">
      <style:text-properties style:font-name="sans-serif" fo:font-size="10pt" style:text-underline-style="solid" style:text-underline-width="auto" style:text-underline-color="font-color" style:font-size-asian="10pt" style:font-name-complex="Arial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ALIBRATION CERTIFICATE</text:p>
      <text:p text:style-name="P14"/>
      <text:p text:style-name="P17"><text:span text:style-name="T23">AT2327 Alarm Dosimeter</text:span><text:span text:style-name="T12"><text:tab/></text:span><text:span text:style-name="T6">Date of calibration: $date</text:span><text:span text:style-name="T9">.</text:span></text:p>
      <text:p text:style-name="P18"/>
      <text:p text:style-name="P18"><text:span text:style-name="T27">Type:</text:span><text:span text:style-name="T28"> </text:span><text:span text:style-name="Основной_20_шрифт_20_абзаца"><text:span text:style-name="T28">$en_type</text:span></text:span><text:span text:style-name="Основной_20_шрифт_20_абзаца"><text:span text:style-name="T27"> $en_container</text:span></text:span></text:p>
      <text:p text:style-name="P20"/>
      <text:p text:style-name="P18"><text:span text:style-name="T27">SN: </text:span><text:span text:style-name="T28">$srk_serial</text:span><text:span text:style-name="T29"><text:tab/></text:span></text:p>
      <text:p text:style-name="P25"/>
      <text:p text:style-name="P26"><text:span text:style-name="T34">Typical sensitivity to gamma radiation </text:span><text:span text:style-name="T8"><text:s text:c="2"/></text:span><text:span text:style-name="T20">137</text:span><text:span text:style-name="T8">CS :</text:span><text:span text:style-name="T10"><text:tab/><text:tab/>(</text:span><text:span text:style-name="T7">$delt </text:span><text:span text:style-name="T13">±</text:span><text:span text:style-name="T7"> </text:span><text:span text:style-name="T15">$pog_delt)</text:span><text:span text:style-name="T13"> </text:span><text:span text:style-name="Основной_20_шрифт_20_абзаца"><text:span text:style-name="T13">cps</text:span></text:span><text:span text:style-name="Основной_20_шрифт_20_абзаца"><text:span text:style-name="T25">/kBq</text:span></text:span><text:span text:style-name="T11">;</text:span></text:p>
      <text:p text:style-name="P28"/>
      <text:p text:style-name="P19"/>
      <text:p text:style-name="P21">Operating conditions: </text:p>
      <text:p text:style-name="P30"><text:span text:style-name="T19">- Air temperature<text:tab/></text:span><text:span text:style-name="T24"><text:tab/><text:tab/><text:tab/><text:tab/>+</text:span><text:span text:style-name="T19">$temp</text:span><text:span text:style-name="T24"> °</text:span><text:span text:style-name="T19">C</text:span></text:p>
      <text:p text:style-name="P29">- Atmospheric pressure<text:tab/><text:tab/><text:tab/><text:tab/>98,5 kPa</text:p>
      <text:p text:style-name="P29">- Relative humidity<text:tab/><text:tab/><text:tab/><text:tab/>$vlag %</text:p>
      <text:p text:style-name="P29">- Gamma radiation background<text:tab/><text:tab/><text:tab/>$bground <text:s/>nSv/h</text:p>
      <text:p text:style-name="P7">Calibration means:</text:p>
      <text:p text:style-name="P34"><text:span text:style-name="T5"><text:s text:c="5"/></text:span><text:span text:style-name="T21">- $facility_src_cs_</text:span><text:span text:style-name="T22">eng</text:span><text:span text:style-name="T32">;</text:span></text:p>
      <text:p text:style-name="P37"/>
      <text:p text:style-name="P32">Calibration data</text:p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B"/>
        <table:table-column table:style-name="Таблица2.C"/>
        <table:table-column table:style-name="Таблица2.H"/>
        <table:table-row table:style-name="Таблица2.1">
          <table:table-cell table:style-name="Таблица2.A1" table:number-columns-spanned="8" office:value-type="string">
            <text:p text:style-name="P16"><text:span text:style-name="Основной_20_шрифт_20_абзаца"><text:span text:style-name="T2">$en_type</text:span></text:span><text:span text:style-name="Основной_20_шрифт_20_абзаца"><text:span text:style-name="T17"> </text:span></text:span><text:span text:style-name="Основной_20_шрифт_20_абзаца"><text:span text:style-name="T2">SN</text:span></text:span><text:span text:style-name="Основной_20_шрифт_20_абзаца"><text:span text:style-name="T17"> </text:span></text:span><text:span text:style-name="Основной_20_шрифт_20_абзаца"><text:span text:style-name="T3">$bd_num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2" table:number-columns-spanned="2" office:value-type="string">
            <text:p text:style-name="P11">Measured background</text:p>
            <text:p text:style-name="P13"><text:span text:style-name="T16">count rate, </text:span><text:span text:style-name="T14">s</text:span><text:span text:style-name="Основной_20_шрифт_20_абзаца"><text:span text:style-name="T31">-1</text:span></text:span></text:p>
            <text:p text:style-name="P13"><text:span text:style-name="Основной_20_шрифт_20_абзаца"><text:span text:style-name="T31"/></text:span></text:p>
          </table:table-cell>
          <table:covered-table-cell/>
          <table:table-cell table:style-name="Таблица2.C2" table:number-columns-spanned="2" office:value-type="string">
            <text:p text:style-name="P13"><text:span text:style-name="T16">Measured </text:span><text:span text:style-name="T14">count rate </text:span><text:span text:style-name="T16">value</text:span></text:p>
            <text:p text:style-name="P11">from the reference source,</text:p>
            <text:p text:style-name="P13"><text:span text:style-name="Основной_20_шрифт_20_абзаца"><text:span text:style-name="T26">s</text:span></text:span><text:span text:style-name="Основной_20_шрифт_20_абзаца"><text:span text:style-name="T31">-1</text:span></text:span></text:p>
          </table:table-cell>
          <table:covered-table-cell/>
          <table:table-cell table:style-name="Таблица2.C2" table:number-rows-spanned="2" office:value-type="string">
            <text:p text:style-name="P11">Source <text:span text:style-name="T18">a</text:span>ctivity,</text:p>
            <text:p text:style-name="P11">к<text:span text:style-name="T18">Bq</text:span></text:p>
          </table:table-cell>
          <table:table-cell table:style-name="Таблица2.C2" table:number-rows-spanned="2" office:value-type="string">
            <text:p text:style-name="P39">DU</text:p>
            <text:p text:style-name="P11"><text:span text:style-name="T18">e</text:span>stimated value sensitivity</text:p>
            <text:p text:style-name="P13"><text:span text:style-name="Основной_20_шрифт_20_абзаца"><text:span text:style-name="T14">S</text:span></text:span><text:span text:style-name="Основной_20_шрифт_20_абзаца"><text:span text:style-name="T33">p</text:span></text:span><text:span text:style-name="T16">, </text:span><text:span text:style-name="T14">s</text:span><text:span text:style-name="Основной_20_шрифт_20_абзаца"><text:span text:style-name="T30">-</text:span></text:span><text:span text:style-name="Основной_20_шрифт_20_абзаца"><text:span text:style-name="T31">1</text:span></text:span><text:span text:style-name="T16">·к</text:span><text:span text:style-name="T14">Bq</text:span><text:span text:style-name="Основной_20_шрифт_20_абзаца"><text:span text:style-name="T31">-1</text:span></text:span></text:p>
          </table:table-cell>
          <table:table-cell table:style-name="Таблица2.C2" table:number-rows-spanned="2" office:value-type="string">
            <text:p text:style-name="P11">Absolute</text:p>
            <text:p text:style-name="P11">error of D<text:span text:style-name="T18">U</text:span> sensitivity</text:p>
            <text:p text:style-name="P13"><text:span text:style-name="T16">Δ=</text:span><text:span text:style-name="T14">$delt</text:span><text:span text:style-name="T16">-</text:span><text:span text:style-name="Основной_20_шрифт_20_абзаца"><text:span text:style-name="T14">S</text:span></text:span><text:span text:style-name="Основной_20_шрифт_20_абзаца"><text:span text:style-name="T33">p</text:span></text:span><text:span text:style-name="T16">, </text:span></text:p>
            <text:p text:style-name="P13"><text:span text:style-name="Основной_20_шрифт_20_абзаца"><text:span text:style-name="T26">s</text:span></text:span><text:span text:style-name="Основной_20_шрифт_20_абзаца"><text:span text:style-name="T30">-1</text:span></text:span><text:span text:style-name="Основной_20_шрифт_20_абзаца"><text:span text:style-name="T14">·</text:span></text:span><text:span text:style-name="T16">к</text:span><text:span text:style-name="T14">Bq</text:span><text:span text:style-name="Основной_20_шрифт_20_абзаца"><text:span text:style-name="T31">-1</text:span></text:span></text:p>
          </table:table-cell>
          <table:table-cell table:style-name="Таблица2.H2" table:number-rows-spanned="2" office:value-type="string">
            <text:p text:style-name="P11">Compliance condition according to <text:span text:style-name="T18">specifications</text:span></text:p>
            <text:p text:style-name="P11">Δ, <text:span text:style-name="T18">not above</text:span> </text:p>
            <text:p text:style-name="P13"><text:span text:style-name="Основной_20_шрифт_20_абзаца"><text:span text:style-name="T26">s</text:span></text:span><text:span text:style-name="Основной_20_шрифт_20_абзаца"><text:span text:style-name="T30">-1</text:span></text:span><text:span text:style-name="Основной_20_шрифт_20_абзаца"><text:span text:style-name="T14">·кBq</text:span></text:span><text:span text:style-name="Основной_20_шрифт_20_абзаца"><text:span text:style-name="T31">-1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12">Measurement results</text:p>
          </table:table-cell>
          <table:table-cell table:style-name="Таблица2.B3" office:value-type="string">
            <text:p text:style-name="P40">Average value</text:p>
          </table:table-cell>
          <table:table-cell table:style-name="Таблица2.B3" office:value-type="string">
            <text:p text:style-name="P12">Measurement results</text:p>
          </table:table-cell>
          <table:table-cell table:style-name="Таблица2.B3" office:value-type="string">
            <text:p text:style-name="P40">Average value</text:p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" office:value-type="string">
            <text:p text:style-name="P22">$1-11</text:p>
          </table:table-cell>
          <table:table-cell table:style-name="Таблица2.B4" table:number-rows-spanned="5" office:value-type="string">
            <text:p text:style-name="P33">$bg_avr1</text:p>
          </table:table-cell>
          <table:table-cell table:style-name="Таблица2.C4" office:value-type="string">
            <text:p text:style-name="P22">$1-21</text:p>
          </table:table-cell>
          <table:table-cell table:style-name="Таблица2.B4" table:number-rows-spanned="5" office:value-type="string">
            <text:p text:style-name="P27">$sr_avr1</text:p>
          </table:table-cell>
          <table:table-cell table:style-name="Таблица2.B4" table:number-rows-spanned="5" office:value-type="string">
            <text:p text:style-name="P23">$activity</text:p>
          </table:table-cell>
          <table:table-cell table:style-name="Таблица2.B4" table:number-rows-spanned="5" office:value-type="string">
            <text:p text:style-name="P23">$sence1</text:p>
          </table:table-cell>
          <table:table-cell table:style-name="Таблица2.B4" table:number-rows-spanned="5" office:value-type="string">
            <text:p text:style-name="P23">$pogr1</text:p>
          </table:table-cell>
          <table:table-cell table:style-name="Таблица2.H4" table:number-rows-spanned="5" office:value-type="string">
            <text:p text:style-name="P11">± <text:span text:style-name="T18">$pog_delt</text:span></text:p>
          </table:table-cell>
        </table:table-row>
        <table:table-row table:style-name="Таблица2.1">
          <table:table-cell table:style-name="Таблица2.A4" office:value-type="string">
            <text:p text:style-name="P22">$1-12</text:p>
          </table:table-cell>
          <table:covered-table-cell/>
          <table:table-cell table:style-name="Таблица2.C4" office:value-type="string">
            <text:p text:style-name="P22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" office:value-type="string">
            <text:p text:style-name="P22">$1-13</text:p>
          </table:table-cell>
          <table:covered-table-cell/>
          <table:table-cell table:style-name="Таблица2.C4" office:value-type="string">
            <text:p text:style-name="P22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A4" office:value-type="string">
            <text:p text:style-name="P22">$1-14</text:p>
          </table:table-cell>
          <table:covered-table-cell/>
          <table:table-cell table:style-name="Таблица2.C4" office:value-type="string">
            <text:p text:style-name="P22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8" office:value-type="string">
            <text:p text:style-name="P22">$1-15</text:p>
          </table:table-cell>
          <table:covered-table-cell/>
          <table:table-cell table:style-name="Таблица2.C8" office:value-type="string">
            <text:p text:style-name="P22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row table:style-name="t2.1">
          <table:table-cell table:style-name="t2.A1" table:number-columns-spanned="8" office:value-type="string">
            <text:p text:style-name="P16"><text:span text:style-name="Основной_20_шрифт_20_абзаца"><text:span text:style-name="T2">$en_type</text:span></text:span><text:span text:style-name="Основной_20_шрифт_20_абзаца"><text:span text:style-name="T17"> </text:span></text:span><text:span text:style-name="Основной_20_шрифт_20_абзаца"><text:span text:style-name="T2">SN</text:span></text:span><text:span text:style-name="Основной_20_шрифт_20_абзаца"><text:span text:style-name="T17"> </text:span></text:span><text:span text:style-name="Основной_20_шрифт_20_абзаца"><text:span text:style-name="T3">$bd_num2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11">Measured background</text:p>
            <text:p text:style-name="P13"><text:span text:style-name="T16">count rate, </text:span><text:span text:style-name="Основной_20_шрифт_20_абзаца"><text:span text:style-name="T26">s</text:span></text:span><text:span text:style-name="Основной_20_шрифт_20_абзаца"><text:span text:style-name="T30">-1</text:span></text:span></text:p>
            <text:p text:style-name="P13"><text:span text:style-name="Основной_20_шрифт_20_абзаца"><text:span text:style-name="T31"/></text:span></text:p>
          </table:table-cell>
          <table:covered-table-cell/>
          <table:table-cell table:style-name="t2.C2" table:number-columns-spanned="2" office:value-type="string">
            <text:p text:style-name="P13"><text:span text:style-name="T16">Measured </text:span><text:span text:style-name="T14">count rate </text:span><text:span text:style-name="T16">value</text:span></text:p>
            <text:p text:style-name="P11">from the reference source,</text:p>
            <text:p text:style-name="P13"><text:span text:style-name="Основной_20_шрифт_20_абзаца"><text:span text:style-name="T26">s</text:span></text:span><text:span text:style-name="Основной_20_шрифт_20_абзаца"><text:span text:style-name="T30">-1</text:span></text:span></text:p>
          </table:table-cell>
          <table:covered-table-cell/>
          <table:table-cell table:style-name="t2.C2" table:number-rows-spanned="2" office:value-type="string">
            <text:p text:style-name="P11">Source <text:span text:style-name="T18">a</text:span>ctivity,</text:p>
            <text:p text:style-name="P11">к<text:span text:style-name="T18">Bq</text:span></text:p>
          </table:table-cell>
          <table:table-cell table:style-name="t2.C2" table:number-rows-spanned="2" office:value-type="string">
            <text:p text:style-name="P39">DU</text:p>
            <text:p text:style-name="P11"><text:span text:style-name="T18">e</text:span>stimated value sensitivity</text:p>
            <text:p text:style-name="P13"><text:span text:style-name="Основной_20_шрифт_20_абзаца"><text:span text:style-name="T14">S</text:span></text:span><text:span text:style-name="Основной_20_шрифт_20_абзаца"><text:span text:style-name="T33">p</text:span></text:span><text:span text:style-name="T16">, </text:span><text:span text:style-name="Основной_20_шрифт_20_абзаца"><text:span text:style-name="T26">s</text:span></text:span><text:span text:style-name="Основной_20_шрифт_20_абзаца"><text:span text:style-name="T30">-1</text:span></text:span><text:span text:style-name="T16">·к</text:span><text:span text:style-name="T14">Bq</text:span><text:span text:style-name="Основной_20_шрифт_20_абзаца"><text:span text:style-name="T31">-1</text:span></text:span></text:p>
          </table:table-cell>
          <table:table-cell table:style-name="t2.C2" table:number-rows-spanned="2" office:value-type="string">
            <text:p text:style-name="P11">Absolute</text:p>
            <text:p text:style-name="P11">error of D<text:span text:style-name="T18">U</text:span> sensitivity</text:p>
            <text:p text:style-name="P13"><text:span text:style-name="T16">Δ=</text:span><text:span text:style-name="T14">$delt</text:span><text:span text:style-name="T16">-</text:span><text:span text:style-name="Основной_20_шрифт_20_абзаца"><text:span text:style-name="T14">S</text:span></text:span><text:span text:style-name="Основной_20_шрифт_20_абзаца"><text:span text:style-name="T33">p</text:span></text:span><text:span text:style-name="T16">, </text:span></text:p>
            <text:p text:style-name="P13"><text:span text:style-name="Основной_20_шрифт_20_абзаца"><text:span text:style-name="T26">s</text:span></text:span><text:span text:style-name="Основной_20_шрифт_20_абзаца"><text:span text:style-name="T30">-1</text:span></text:span><text:span text:style-name="Основной_20_шрифт_20_абзаца"><text:span text:style-name="T14">·кBq</text:span></text:span><text:span text:style-name="Основной_20_шрифт_20_абзаца"><text:span text:style-name="T31">-1</text:span></text:span></text:p>
          </table:table-cell>
          <table:table-cell table:style-name="t2.H2" table:number-rows-spanned="2" office:value-type="string">
            <text:p text:style-name="P11">Compliance condition according to <text:span text:style-name="T18">specifications</text:span></text:p>
            <text:p text:style-name="P11">Δ, <text:span text:style-name="T18">not above</text:span> </text:p>
            <text:p text:style-name="P13"><text:span text:style-name="Основной_20_шрифт_20_абзаца"><text:span text:style-name="T26">s</text:span></text:span><text:span text:style-name="Основной_20_шрифт_20_абзаца"><text:span text:style-name="T30">-1</text:span></text:span><text:span text:style-name="Основной_20_шрифт_20_абзаца"><text:span text:style-name="T14">·кBq</text:span></text:span><text:span text:style-name="Основной_20_шрифт_20_абзаца"><text:span text:style-name="T31">-1</text:span></text:span></text:p>
          </table:table-cell>
        </table:table-row>
        <table:table-row table:style-name="t2.1">
          <table:table-cell table:style-name="t2.A3" office:value-type="string">
            <text:p text:style-name="P12">Measurement results</text:p>
          </table:table-cell>
          <table:table-cell table:style-name="t2.B3" office:value-type="string">
            <text:p text:style-name="P40">Average value</text:p>
          </table:table-cell>
          <table:table-cell table:style-name="t2.B3" office:value-type="string">
            <text:p text:style-name="P12">Measurement results</text:p>
          </table:table-cell>
          <table:table-cell table:style-name="t2.B3" office:value-type="string">
            <text:p text:style-name="P40">Average value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22"><text:span text:style-name="T18">$2-</text:span>11</text:p>
          </table:table-cell>
          <table:table-cell table:style-name="t2.B4" table:number-rows-spanned="5" office:value-type="string">
            <text:p text:style-name="P33">$bg_avr2</text:p>
          </table:table-cell>
          <table:table-cell table:style-name="t2.C4" office:value-type="string">
            <text:p text:style-name="P22"><text:span text:style-name="T18">$2-</text:span>21</text:p>
          </table:table-cell>
          <table:table-cell table:style-name="t2.B4" table:number-rows-spanned="5" office:value-type="string">
            <text:p text:style-name="P27">$sr_avr2</text:p>
          </table:table-cell>
          <table:table-cell table:style-name="t2.B4" table:number-rows-spanned="5" office:value-type="string">
            <text:p text:style-name="P23">$activity</text:p>
          </table:table-cell>
          <table:table-cell table:style-name="t2.B4" table:number-rows-spanned="5" office:value-type="string">
            <text:p text:style-name="P23">$sence2</text:p>
          </table:table-cell>
          <table:table-cell table:style-name="t2.B4" table:number-rows-spanned="5" office:value-type="string">
            <text:p text:style-name="P23">$pogr2</text:p>
          </table:table-cell>
          <table:table-cell table:style-name="t2.H4" table:number-rows-spanned="5" office:value-type="string">
            <text:p text:style-name="P11">± <text:span text:style-name="T18">$pog_delt</text:span></text:p>
          </table:table-cell>
        </table:table-row>
        <table:table-row table:style-name="t2.1">
          <table:table-cell table:style-name="t2.A4" office:value-type="string">
            <text:p text:style-name="P22"><text:span text:style-name="T18">$2-</text:span>12</text:p>
          </table:table-cell>
          <table:covered-table-cell/>
          <table:table-cell table:style-name="t2.C4" office:value-type="string">
            <text:p text:style-name="P24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22"><text:span text:style-name="T18">$2-</text:span>13</text:p>
          </table:table-cell>
          <table:covered-table-cell/>
          <table:table-cell table:style-name="t2.C4" office:value-type="string">
            <text:p text:style-name="P24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24">$2-14</text:p>
          </table:table-cell>
          <table:covered-table-cell/>
          <table:table-cell table:style-name="t2.C4" office:value-type="string">
            <text:p text:style-name="P24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22"><text:span text:style-name="T18">$2-</text:span>15</text:p>
          </table:table-cell>
          <table:covered-table-cell/>
          <table:table-cell table:style-name="t2.C8" office:value-type="string">
            <text:p text:style-name="P22">$<text:span text:style-name="T18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ext:soft-page-break/>
        <table:table-row table:style-name="t3.1">
          <table:table-cell table:style-name="t3.A1" table:number-columns-spanned="8" office:value-type="string">
            <text:p text:style-name="P16"><text:span text:style-name="Основной_20_шрифт_20_абзаца"><text:span text:style-name="T2">$en_type</text:span></text:span><text:span text:style-name="Основной_20_шрифт_20_абзаца"><text:span text:style-name="T17"> </text:span></text:span><text:span text:style-name="Основной_20_шрифт_20_абзаца"><text:span text:style-name="T2">SN</text:span></text:span><text:span text:style-name="Основной_20_шрифт_20_абзаца"><text:span text:style-name="T17"> </text:span></text:span><text:span text:style-name="Основной_20_шрифт_20_абзаца"><text:span text:style-name="T3">$bd_num3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11">Measured background</text:p>
            <text:p text:style-name="P13"><text:span text:style-name="T16">count rate, </text:span><text:span text:style-name="Основной_20_шрифт_20_абзаца"><text:span text:style-name="T26">s</text:span></text:span><text:span text:style-name="Основной_20_шрифт_20_абзаца"><text:span text:style-name="T30">-1</text:span></text:span></text:p>
            <text:p text:style-name="P13"><text:span text:style-name="Основной_20_шрифт_20_абзаца"><text:span text:style-name="T31"/></text:span></text:p>
          </table:table-cell>
          <table:covered-table-cell/>
          <table:table-cell table:style-name="t3.C2" table:number-columns-spanned="2" office:value-type="string">
            <text:p text:style-name="P13"><text:span text:style-name="T16">Measured </text:span><text:span text:style-name="T14">count rate </text:span><text:span text:style-name="T16">value</text:span></text:p>
            <text:p text:style-name="P11">from the reference source,</text:p>
            <text:p text:style-name="P13"><text:span text:style-name="Основной_20_шрифт_20_абзаца"><text:span text:style-name="T26">s</text:span></text:span><text:span text:style-name="Основной_20_шрифт_20_абзаца"><text:span text:style-name="T30">-1</text:span></text:span></text:p>
          </table:table-cell>
          <table:covered-table-cell/>
          <table:table-cell table:style-name="t3.C2" table:number-rows-spanned="2" office:value-type="string">
            <text:p text:style-name="P11">Source <text:span text:style-name="T18">a</text:span>ctivity,</text:p>
            <text:p text:style-name="P39">кBq</text:p>
          </table:table-cell>
          <table:table-cell table:style-name="t3.C2" table:number-rows-spanned="2" office:value-type="string">
            <text:p text:style-name="P39">DU</text:p>
            <text:p text:style-name="P11"><text:span text:style-name="T18">e</text:span>stimated value sensitivity</text:p>
            <text:p text:style-name="P13"><text:span text:style-name="Основной_20_шрифт_20_абзаца"><text:span text:style-name="T14">S</text:span></text:span><text:span text:style-name="Основной_20_шрифт_20_абзаца"><text:span text:style-name="T33">p</text:span></text:span><text:span text:style-name="T16">, </text:span><text:span text:style-name="Основной_20_шрифт_20_абзаца"><text:span text:style-name="T26">s</text:span></text:span><text:span text:style-name="Основной_20_шрифт_20_абзаца"><text:span text:style-name="T30">-1</text:span></text:span><text:span text:style-name="T16">·к</text:span><text:span text:style-name="T14">Bq</text:span><text:span text:style-name="Основной_20_шрифт_20_абзаца"><text:span text:style-name="T31">-1</text:span></text:span></text:p>
            <text:p text:style-name="P13"><text:span text:style-name="Основной_20_шрифт_20_абзаца"><text:span text:style-name="T31"/></text:span></text:p>
          </table:table-cell>
          <table:table-cell table:style-name="t3.C2" table:number-rows-spanned="2" office:value-type="string">
            <text:p text:style-name="P11">Absolute</text:p>
            <text:p text:style-name="P11">error of D<text:span text:style-name="T18">U</text:span> sensitivity</text:p>
            <text:p text:style-name="P13"><text:span text:style-name="T16">Δ=</text:span><text:span text:style-name="T14">$delt</text:span><text:span text:style-name="T16">-</text:span><text:span text:style-name="Основной_20_шрифт_20_абзаца"><text:span text:style-name="T14">S</text:span></text:span><text:span text:style-name="Основной_20_шрифт_20_абзаца"><text:span text:style-name="T33">p</text:span></text:span><text:span text:style-name="T16">, </text:span></text:p>
            <text:p text:style-name="P13"><text:span text:style-name="Основной_20_шрифт_20_абзаца"><text:span text:style-name="T26">s</text:span></text:span><text:span text:style-name="Основной_20_шрифт_20_абзаца"><text:span text:style-name="T30">-1</text:span></text:span><text:span text:style-name="Основной_20_шрифт_20_абзаца"><text:span text:style-name="T14">·кBq</text:span></text:span><text:span text:style-name="Основной_20_шрифт_20_абзаца"><text:span text:style-name="T31">-1</text:span></text:span></text:p>
            <text:p text:style-name="P13"><text:span text:style-name="Основной_20_шрифт_20_абзаца"><text:span text:style-name="T31"/></text:span></text:p>
          </table:table-cell>
          <table:table-cell table:style-name="t3.H2" table:number-rows-spanned="2" office:value-type="string">
            <text:p text:style-name="P11">Compliance condition according to <text:span text:style-name="T18">specifications</text:span></text:p>
            <text:p text:style-name="P11">Δ, <text:span text:style-name="T18">not above</text:span> </text:p>
            <text:p text:style-name="P13"><text:span text:style-name="Основной_20_шрифт_20_абзаца"><text:span text:style-name="T26">s</text:span></text:span><text:span text:style-name="Основной_20_шрифт_20_абзаца"><text:span text:style-name="T30">-1</text:span></text:span><text:span text:style-name="Основной_20_шрифт_20_абзаца"><text:span text:style-name="T14">·кBq</text:span></text:span><text:span text:style-name="Основной_20_шрифт_20_абзаца"><text:span text:style-name="T31">-1</text:span></text:span></text:p>
          </table:table-cell>
        </table:table-row>
        <table:table-row table:style-name="t3.1">
          <table:table-cell table:style-name="t3.A3" office:value-type="string">
            <text:p text:style-name="P12">Measurement results</text:p>
          </table:table-cell>
          <table:table-cell table:style-name="t3.B3" office:value-type="string">
            <text:p text:style-name="P40">Average value</text:p>
          </table:table-cell>
          <table:table-cell table:style-name="t3.B3" office:value-type="string">
            <text:p text:style-name="P12">Measurement results</text:p>
          </table:table-cell>
          <table:table-cell table:style-name="t3.B3" office:value-type="string">
            <text:p text:style-name="P40">Average value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22"><text:span text:style-name="T18">$3-</text:span>11</text:p>
          </table:table-cell>
          <table:table-cell table:style-name="t3.B4" table:number-rows-spanned="5" office:value-type="string">
            <text:p text:style-name="P33">$bg_avr3</text:p>
          </table:table-cell>
          <table:table-cell table:style-name="t3.C4" office:value-type="string">
            <text:p text:style-name="P22"><text:span text:style-name="T18">$3-</text:span>2<text:span text:style-name="T18">1</text:span></text:p>
          </table:table-cell>
          <table:table-cell table:style-name="t3.B4" table:number-rows-spanned="5" office:value-type="string">
            <text:p text:style-name="P27">$sr_avr3</text:p>
          </table:table-cell>
          <table:table-cell table:style-name="t3.B4" table:number-rows-spanned="5" office:value-type="string">
            <text:p text:style-name="P23">$activity</text:p>
          </table:table-cell>
          <table:table-cell table:style-name="t3.B4" table:number-rows-spanned="5" office:value-type="string">
            <text:p text:style-name="P23">$sence3</text:p>
          </table:table-cell>
          <table:table-cell table:style-name="t3.B4" table:number-rows-spanned="5" office:value-type="string">
            <text:p text:style-name="P23">$pogr3</text:p>
          </table:table-cell>
          <table:table-cell table:style-name="t3.H4" table:number-rows-spanned="5" office:value-type="string">
            <text:p text:style-name="P11">± <text:span text:style-name="T18">$pog_delt</text:span></text:p>
          </table:table-cell>
        </table:table-row>
        <table:table-row table:style-name="t3.1">
          <table:table-cell table:style-name="t3.A4" office:value-type="string">
            <text:p text:style-name="P24">$3-12</text:p>
          </table:table-cell>
          <table:covered-table-cell/>
          <table:table-cell table:style-name="t3.C4" office:value-type="string">
            <text:p text:style-name="P24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22">$<text:span text:style-name="T18">3</text:span>-13</text:p>
          </table:table-cell>
          <table:covered-table-cell/>
          <table:table-cell table:style-name="t3.C4" office:value-type="string">
            <text:p text:style-name="P24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24">$3-14</text:p>
          </table:table-cell>
          <table:covered-table-cell/>
          <table:table-cell table:style-name="t3.C4" office:value-type="string">
            <text:p text:style-name="P24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24">$3-15</text:p>
          </table:table-cell>
          <table:covered-table-cell/>
          <table:table-cell table:style-name="t3.C8" office:value-type="string">
            <text:p text:style-name="P24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16"><text:span text:style-name="Основной_20_шрифт_20_абзаца"><text:span text:style-name="T2">$en_type</text:span></text:span><text:span text:style-name="Основной_20_шрифт_20_абзаца"><text:span text:style-name="T17"> </text:span></text:span><text:span text:style-name="Основной_20_шрифт_20_абзаца"><text:span text:style-name="T2">SN</text:span></text:span><text:span text:style-name="Основной_20_шрифт_20_абзаца"><text:span text:style-name="T17"> </text:span></text:span><text:span text:style-name="Основной_20_шрифт_20_абзаца"><text:span text:style-name="T3">$bd_num4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11">Measured background</text:p>
            <text:p text:style-name="P13"><text:span text:style-name="T16">count rate, </text:span><text:span text:style-name="Основной_20_шрифт_20_абзаца"><text:span text:style-name="T26">s</text:span></text:span><text:span text:style-name="Основной_20_шрифт_20_абзаца"><text:span text:style-name="T30">-1</text:span></text:span></text:p>
            <text:p text:style-name="P13"><text:span text:style-name="Основной_20_шрифт_20_абзаца"><text:span text:style-name="T31"/></text:span></text:p>
          </table:table-cell>
          <table:covered-table-cell/>
          <table:table-cell table:style-name="t4.C2" table:number-columns-spanned="2" office:value-type="string">
            <text:p text:style-name="P13"><text:span text:style-name="T16">Measured </text:span><text:span text:style-name="T14">count rate </text:span><text:span text:style-name="T16">value</text:span></text:p>
            <text:p text:style-name="P11">from the reference source,</text:p>
            <text:p text:style-name="P13"><text:span text:style-name="Основной_20_шрифт_20_абзаца"><text:span text:style-name="T26">s</text:span></text:span><text:span text:style-name="Основной_20_шрифт_20_абзаца"><text:span text:style-name="T30">-1</text:span></text:span></text:p>
          </table:table-cell>
          <table:covered-table-cell/>
          <table:table-cell table:style-name="t4.C2" table:number-rows-spanned="2" office:value-type="string">
            <text:p text:style-name="P11">Source <text:span text:style-name="T18">a</text:span>ctivity,</text:p>
            <text:p text:style-name="P11">к<text:span text:style-name="T18">Bq</text:span></text:p>
          </table:table-cell>
          <table:table-cell table:style-name="t4.C2" table:number-rows-spanned="2" office:value-type="string">
            <text:p text:style-name="P39">DU</text:p>
            <text:p text:style-name="P11"><text:span text:style-name="T18">e</text:span>stimated value sensitivity</text:p>
            <text:p text:style-name="P13"><text:span text:style-name="Основной_20_шрифт_20_абзаца"><text:span text:style-name="T14">S</text:span></text:span><text:span text:style-name="Основной_20_шрифт_20_абзаца"><text:span text:style-name="T33">p</text:span></text:span><text:span text:style-name="T16">, </text:span><text:span text:style-name="Основной_20_шрифт_20_абзаца"><text:span text:style-name="T26">s</text:span></text:span><text:span text:style-name="Основной_20_шрифт_20_абзаца"><text:span text:style-name="T30">-1</text:span></text:span><text:span text:style-name="T16">·к</text:span><text:span text:style-name="T14">Bq</text:span><text:span text:style-name="Основной_20_шрифт_20_абзаца"><text:span text:style-name="T31">-1</text:span></text:span></text:p>
          </table:table-cell>
          <table:table-cell table:style-name="t4.C2" table:number-rows-spanned="2" office:value-type="string">
            <text:p text:style-name="P11">Absolute</text:p>
            <text:p text:style-name="P11">error of D<text:span text:style-name="T18">U</text:span> sensitivity</text:p>
            <text:p text:style-name="P13"><text:span text:style-name="T16">Δ=</text:span><text:span text:style-name="T14">$delt</text:span><text:span text:style-name="T16">-</text:span><text:span text:style-name="Основной_20_шрифт_20_абзаца"><text:span text:style-name="T14">S</text:span></text:span><text:span text:style-name="Основной_20_шрифт_20_абзаца"><text:span text:style-name="T33">p</text:span></text:span><text:span text:style-name="T16">, </text:span></text:p>
            <text:p text:style-name="P13"><text:span text:style-name="Основной_20_шрифт_20_абзаца"><text:span text:style-name="T26">s</text:span></text:span><text:span text:style-name="Основной_20_шрифт_20_абзаца"><text:span text:style-name="T30">-1</text:span></text:span><text:span text:style-name="Основной_20_шрифт_20_абзаца"><text:span text:style-name="T14">·кBq</text:span></text:span><text:span text:style-name="Основной_20_шрифт_20_абзаца"><text:span text:style-name="T31">-1</text:span></text:span></text:p>
          </table:table-cell>
          <table:table-cell table:style-name="t4.H2" table:number-rows-spanned="2" office:value-type="string">
            <text:p text:style-name="P11">Compliance condition according to <text:span text:style-name="T18">specifications</text:span></text:p>
            <text:p text:style-name="P11">Δ, <text:span text:style-name="T18">not above</text:span> </text:p>
            <text:p text:style-name="P13"><text:span text:style-name="Основной_20_шрифт_20_абзаца"><text:span text:style-name="T26">s</text:span></text:span><text:span text:style-name="Основной_20_шрифт_20_абзаца"><text:span text:style-name="T30">-1</text:span></text:span><text:span text:style-name="Основной_20_шрифт_20_абзаца"><text:span text:style-name="T14">·кBq</text:span></text:span><text:span text:style-name="Основной_20_шрифт_20_абзаца"><text:span text:style-name="T31">-1</text:span></text:span></text:p>
          </table:table-cell>
        </table:table-row>
        <table:table-row table:style-name="t4.1">
          <table:table-cell table:style-name="t4.A3" office:value-type="string">
            <text:p text:style-name="P12">Measurement results</text:p>
          </table:table-cell>
          <table:table-cell table:style-name="t4.B3" office:value-type="string">
            <text:p text:style-name="P40">Average value</text:p>
          </table:table-cell>
          <table:table-cell table:style-name="t4.B3" office:value-type="string">
            <text:p text:style-name="P12">Measurement results</text:p>
          </table:table-cell>
          <table:table-cell table:style-name="t4.B3" office:value-type="string">
            <text:p text:style-name="P40">Average value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22"><text:span text:style-name="T18">$4-</text:span>11</text:p>
          </table:table-cell>
          <table:table-cell table:style-name="t4.B4" table:number-rows-spanned="5" office:value-type="string">
            <text:p text:style-name="P33">$bg_avr4</text:p>
          </table:table-cell>
          <table:table-cell table:style-name="t4.C4" office:value-type="string">
            <text:p text:style-name="P22">$<text:span text:style-name="T18">4</text:span>-21</text:p>
          </table:table-cell>
          <table:table-cell table:style-name="t4.B4" table:number-rows-spanned="5" office:value-type="string">
            <text:p text:style-name="P27">$sr_avr4</text:p>
          </table:table-cell>
          <table:table-cell table:style-name="t4.B4" table:number-rows-spanned="5" office:value-type="string">
            <text:p text:style-name="P23">$activity</text:p>
          </table:table-cell>
          <table:table-cell table:style-name="t4.B4" table:number-rows-spanned="5" office:value-type="string">
            <text:p text:style-name="P23">$sence4</text:p>
          </table:table-cell>
          <table:table-cell table:style-name="t4.B4" table:number-rows-spanned="5" office:value-type="string">
            <text:p text:style-name="P23">$pogr4</text:p>
          </table:table-cell>
          <table:table-cell table:style-name="t4.H4" table:number-rows-spanned="5" office:value-type="string">
            <text:p text:style-name="P11">± <text:span text:style-name="T18">$pog_delt</text:span></text:p>
          </table:table-cell>
        </table:table-row>
        <table:table-row table:style-name="t4.1">
          <table:table-cell table:style-name="t4.A4" office:value-type="string">
            <text:p text:style-name="P24">$4-12</text:p>
          </table:table-cell>
          <table:covered-table-cell/>
          <table:table-cell table:style-name="t4.C4" office:value-type="string">
            <text:p text:style-name="P24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22">$<text:span text:style-name="T18">4</text:span>-13</text:p>
          </table:table-cell>
          <table:covered-table-cell/>
          <table:table-cell table:style-name="t4.C4" office:value-type="string">
            <text:p text:style-name="P22">$<text:span text:style-name="T18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22"><text:span text:style-name="T18">$4-</text:span>14</text:p>
          </table:table-cell>
          <table:covered-table-cell/>
          <table:table-cell table:style-name="t4.C4" office:value-type="string">
            <text:p text:style-name="P24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24">$4-15</text:p>
          </table:table-cell>
          <table:covered-table-cell/>
          <table:table-cell table:style-name="t4.C8" office:value-type="string">
            <text:p text:style-name="P24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Calibrated by:</text:p>
          </table:table-cell>
          <table:table-cell table:style-name="Таблица1.A1" office:value-type="string">
            <text:p text:style-name="P4">$calibratedBy</text:p>
          </table:table-cell>
          <table:table-cell table:style-name="Таблица1.A1" office:value-type="string">
            <text:p text:style-name="P10"><text:s text:c="36"/>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C2" office:value-type="string">
            <text:p text:style-name="P6">(signature)</text:p>
          </table:table-cell>
        </table:table-row>
        <table:table-row>
          <table:table-cell table:style-name="Таблица1.A1" office:value-type="string">
            <text:p text:style-name="P3">Technical control:</text:p>
          </table:table-cell>
          <table:table-cell table:style-name="Таблица1.A1" office:value-type="string">
            <text:p text:style-name="P5">$controlledBy</text:p>
          </table:table-cell>
          <table:table-cell table:style-name="Таблица1.A1" office:value-type="string">
            <text:p text:style-name="P10"><text:s text:c="36"/>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B4" office:value-type="string">
            <text:p text:style-name="P9"/>
          </table:table-cell>
          <table:table-cell table:style-name="Таблица1.C2" office:value-type="string">
            <text:p text:style-name="P6">(signature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70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1-10T16:35:27.94</dc:date>
    <meta:print-date>2019-04-03T15:18:00</meta:print-date>
    <meta:editing-cycles>167</meta:editing-cycles>
    <meta:editing-duration>PT12H2M21S</meta:editing-duration>
    <meta:generator>OpenOffice/4.1.6$Win32 OpenOffice.org_project/416m1$Build-9790</meta:generator>
    <meta:document-statistic meta:table-count="5" meta:image-count="1" meta:object-count="0" meta:page-count="2" meta:paragraph-count="175" meta:word-count="336" meta:character-count="2426"/>
  </office:meta>
</office:document-meta>
</file>